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Ongelmia oman homouden ja kaapistatulon suhteen</text:p>
      <text:p text:style-name="P5"/>
      <text:p text:style-name="P6">29 joulu 2014</text:p>
      <text:p text:style-name="P7"/>
      <text:p text:style-name="P8">Moi. Olen n. 50<text:s/>[paikkakunta]mies jolla oma itsenäinen elämä on oikeastaan vasta alkutekijöissä. Silloin kun perheen lapset yleensä lentävät maailmalle ja itsenäistyvät, sairastuin psyykkisesti. Suurin virheeni elämässäni on ollut siis se, etten aloittanut itsenäistymistä, vaan annoin tilanteen junnaavan paikoilleen ja asuin vanhempieni kanssa.<text:line-break/><text:line-break/><text:bookmark-start text:name="_Hlk123725185"/>Äiti kuoli 7 v. sitten, jonka jälkeen minusta tuli vaivihkaa vielä vanhentuvan isäni omaishoitaja!<text:s/><text:bookmark-end text:name="_Hlk123725185"/>Paloin käytännöllisesti loppuun tuossa työssä, kunnes se päättyi tämän vuoden alkupuoliskolla. Kesäkuusta lähtien olen asunut vasta omassa asunnossa ja pyrkinyt aloittamaan itsenäistymistä.<text:line-break/>Tämä ei ole sujunut ongelmitta, sillä olenhan samalla mielenterveyskuntoutuja. Ja otsikko kertoo nyt sen mihin tarvitsisin vertaistukea tms. Onneksi elämässäni alkoi tapahtua 2-3 kk sitten tiiviimpää tukea mielenterveyspalveluissa, jossa tuki-hlö oli ajatuksiltaan hyvinkin liberaali. Sain siitä välittömästi ajatuksen etsiä kumppania jolta voisin saada etenkin läheisyyttä, kanssakäymistä, ystävyyttä ja hellyyttä!<text:line-break/><text:line-break/>Kerro Sinä, SETAn tuki-hlö, miten tätä tilannetta voisi alkaa purkamaan. Kiitos!</text:p>
      <text:p text:style-name="P9"/>
      <text:p text:style-name="P10">[Nimimerkki poistettu]</text:p>
      <text:p text:style-name="P11"/>
      <text:p text:style-name="P12"/>
      <text:p text:style-name="P13">Vastaus</text:p>
      <text:p text:style-name="P14"/>
      <text:p text:style-name="P15">Hei<text:s/>[Nimimerkki]<text:line-break/><text:line-break/>Elämässäsi on avautumassa aivan uusi upea vaihe. Olet itsenäistymässä. Sairastelun ja isästä huolehtimisen jälkeen sinulla on nyt madollisuus omalle elämälle ja omille tarpeillesi, joihin kuuluu kumppanuuden, läheisyyden, hellyyden ja ystävyyden saaminen miehen seurassa.<text:s/><text:line-break/><text:line-break/>Oma pitkä kokemukseni on se, että kumppanin löytämiseen kannattaa antaa mahdollisuuksia olemalla avoin itsestään turvallisessa seurassa ja samalla varautua siihen että kumppania ei ihan heti kuitenkaan löydä. Siksi kannattaakin lähteä liikkeelle hakeutumalla sellaisiin yhteisöihin, joissa on turvallista olla oma itsensä. Näin voi löytää ystäviä ja kuulla heidän kokemuksistaan kumppanin etsimisessä ja löytämisessä.<text:line-break/><text:line-break/>Asut<text:s/>[Paikkakunnalla]. Oletko ollut yhteydessä<text:s/>[Setaan]? Siellä on erilaisia ryhmätapaamisia, joissa voi turvallisesti tutustua ihmisiin. Ryhmistä saat lisätieota menemällä netissä osoitteeseen<text:s/>[-]. Voit myös soittaa<text:s/>[Nimi ja yhteystiedot poistettu]. Hän osaa kertoa yhdistyksen toiminnasta ja sen eri ryhmistä. Hän voi kertoa myös missä muualla<text:s/>[Paikkakunnalla]<text:s/>on turvallista etsiä itselleen seuraa samaa sukupuolta olevista.<text:line-break/><text:line-break/><text:soft-page-break/>[Poistettu paikkakuntaan liittyvää tietoa].<text:line-break/><text:line-break/>Ehkäpä näillä eväillä pääset alkuun. Voit myös soittaa meidän päivystykseen ma ja to klo 19 – 21, puh. 044 300 2355.<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08:00Z</meta:creation-date>
    <dc:date>2023-01-20T17:08:00Z</dc:date>
    <meta:template xlink:href="Normal.dotm" xlink:type="simple"/>
    <meta:editing-cycles>1</meta:editing-cycles>
    <meta:editing-duration>PT0S</meta:editing-duration>
    <meta:document-statistic meta:page-count="2" meta:paragraph-count="5" meta:word-count="317" meta:character-count="2887" meta:row-count="21" meta:non-whitespace-character-count="2575"/>
  </office:meta>
</office:document-meta>
</file>